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780373" draw:marker-end="Arrowheads_20_1" draw:marker-end-width="0.3cm" draw:fill="solid" draw:fill-color="#bf819e" draw:textarea-vertical-align="middle"/>
    </style:style>
    <style:style style:name="gr2" style:family="graphic" style:parent-style-name="objectwithoutfill">
      <style:graphic-properties draw:stroke="solid" svg:stroke-color="#780373" draw:fill="solid" draw:fill-color="#bf819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328cm"/>
      <style:paragraph-properties style:writing-mode="lr-tb"/>
    </style:style>
    <style:style style:name="gr4" style:family="graphic" style:parent-style-name="objectwithoutfill">
      <style:graphic-properties draw:stroke="dash" draw:stroke-dash="Dot" svg:stroke-color="#b2b2b2" draw:fill="none" draw:textarea-vertical-align="middle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1.02cm" fo:min-width="19.789cm"/>
    </style:style>
    <style:style style:name="gr6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931cm"/>
      <style:paragraph-properties style:writing-mode="lr-tb"/>
    </style:style>
    <style:style style:name="gr7" style:family="graphic" style:parent-style-name="standard">
      <style:graphic-properties draw:stroke="solid" svg:stroke-color="#168253" draw:fill="solid" draw:fill-color="#81aca6" draw:textarea-horizontal-align="justify" draw:textarea-vertical-align="middle" draw:auto-grow-height="false" fo:min-height="0.385cm" fo:min-width="3.958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71cm" fo:min-width="0cm"/>
      <style:paragraph-properties style:writing-mode="lr-tb"/>
    </style:style>
    <style:style style:name="gr9" style:family="graphic" style:parent-style-name="standard">
      <style:graphic-properties draw:stroke="solid" svg:stroke-color="#780373" draw:fill="solid" draw:fill-color="#bf819e" draw:textarea-horizontal-align="justify" draw:textarea-vertical-align="middle" draw:auto-grow-height="false" fo:min-height="0.385cm" fo:min-width="3.964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11" style:family="graphic" style:parent-style-name="standard">
      <style:graphic-properties draw:stroke="solid" svg:stroke-color="#780373" draw:fill="solid" draw:fill-color="#bf819e" draw:textarea-horizontal-align="justify" draw:textarea-vertical-align="middle" draw:auto-grow-height="false" fo:min-height="0.385cm" fo:min-width="6.152cm"/>
      <style:paragraph-properties style:writing-mode="lr-tb"/>
    </style:style>
    <style:style style:name="gr12" style:family="graphic" style:parent-style-name="standard">
      <style:graphic-properties draw:stroke="solid" svg:stroke-color="#168253" draw:fill="solid" draw:fill-color="#81aca6" draw:textarea-horizontal-align="justify" draw:textarea-vertical-align="middle" draw:auto-grow-height="false" fo:min-height="0.385cm" fo:min-width="6.137cm"/>
      <style:paragraph-properties style:writing-mode="lr-tb"/>
    </style:style>
    <style:style style:name="gr13" style:family="graphic" style:parent-style-name="standard">
      <style:graphic-properties draw:stroke="solid" svg:stroke-color="#168253" draw:fill="solid" draw:fill-color="#81aca6" draw:textarea-horizontal-align="justify" draw:textarea-vertical-align="middle" draw:auto-grow-height="false" fo:min-height="0.385cm" fo:min-width="3.91cm"/>
      <style:paragraph-properties style:writing-mode="lr-tb"/>
    </style:style>
    <style:style style:name="gr14" style:family="graphic" style:parent-style-name="standard" style:list-style-name="L1">
      <style:graphic-properties draw:stroke="solid" svg:stroke-color="#78037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958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6.137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909cm"/>
      <style:paragraph-properties style:writing-mode="lr-tb"/>
    </style:style>
    <style:style style:name="gr21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22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6.155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923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26" style:family="graphic" style:parent-style-name="standard">
      <style:graphic-properties draw:stroke="solid" svg:stroke-color="#780373" draw:fill="solid" draw:fill-color="#bf819e" draw:textarea-horizontal-align="justify" draw:textarea-vertical-align="middle" draw:auto-grow-height="false" fo:min-height="0.385cm" fo:min-width="6.143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16825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P1" style:family="paragraph">
      <loext:graphic-properties draw:fill="solid" draw:fill-color="#bf819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venir Next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style:font-name="Avenir Next" fo:font-size="16pt" style:font-size-asian="16pt" style:font-size-complex="16pt"/>
    </style:style>
    <style:style style:name="P8" style:family="paragraph">
      <loext:graphic-properties draw:fill="solid" draw:fill-color="#81aca6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9" style:family="paragraph">
      <loext:graphic-properties draw:fill="solid" draw:fill-color="#ffffff"/>
      <style:text-properties style:font-name="Avenir Next" fo:font-size="16pt" style:font-size-asian="16pt" style:font-size-complex="16pt"/>
    </style:style>
    <style:style style:name="P10" style:family="paragraph">
      <loext:graphic-properties draw:fill="solid" draw:fill-color="#bf819e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1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Avenir Nex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89cm" svg:y1="2.164cm" svg:x2="16.276cm" svg:y2="2.164cm">
          <text:p/>
        </draw:line>
        <draw:line draw:style-name="gr2" draw:text-style-name="P1" draw:layer="layout" svg:x1="3.006cm" svg:y1="2.169cm" svg:x2="3.006cm" svg:y2="2.804cm">
          <text:p/>
        </draw:line>
        <draw:line draw:style-name="gr2" draw:text-style-name="P1" draw:layer="layout" svg:x1="5.229cm" svg:y1="2.17cm" svg:x2="5.229cm" svg:y2="2.805cm">
          <text:p/>
        </draw:line>
        <draw:line draw:style-name="gr2" draw:text-style-name="P1" draw:layer="layout" svg:x1="7.467cm" svg:y1="2.171cm" svg:x2="7.467cm" svg:y2="2.806cm">
          <text:p/>
        </draw:line>
        <draw:line draw:style-name="gr2" draw:text-style-name="P1" draw:layer="layout" svg:x1="9.647cm" svg:y1="2.172cm" svg:x2="9.647cm" svg:y2="2.807cm">
          <text:p/>
        </draw:line>
        <draw:line draw:style-name="gr2" draw:text-style-name="P1" draw:layer="layout" svg:x1="11.871cm" svg:y1="2.173cm" svg:x2="11.871cm" svg:y2="2.808cm">
          <text:p/>
        </draw:line>
        <draw:line draw:style-name="gr2" draw:text-style-name="P1" draw:layer="layout" svg:x1="14.106cm" svg:y1="2.174cm" svg:x2="14.106cm" svg:y2="2.809cm">
          <text:p/>
        </draw:line>
        <draw:frame draw:style-name="gr3" draw:text-style-name="P2" draw:layer="layout" svg:width="0.828cm" svg:height="1.021cm" svg:x="2.671cm" svg:y="1.153cm">
          <draw:text-box>
            <text:p><text:span text:style-name="T1">0</text:span></text:p>
          </draw:text-box>
        </draw:frame>
        <draw:frame draw:style-name="gr3" draw:text-style-name="P2" draw:layer="layout" svg:width="0.828cm" svg:height="1.021cm" svg:x="4.828cm" svg:y="1.153cm">
          <draw:text-box>
            <text:p><text:span text:style-name="T1">1</text:span></text:p>
          </draw:text-box>
        </draw:frame>
        <draw:frame draw:style-name="gr3" draw:text-style-name="P2" draw:layer="layout" svg:width="0.828cm" svg:height="1.021cm" svg:x="7.071cm" svg:y="1.153cm">
          <draw:text-box>
            <text:p><text:span text:style-name="T1">2</text:span></text:p>
          </draw:text-box>
        </draw:frame>
        <draw:frame draw:style-name="gr3" draw:text-style-name="P2" draw:layer="layout" svg:width="0.828cm" svg:height="1.021cm" svg:x="9.271cm" svg:y="1.153cm">
          <draw:text-box>
            <text:p><text:span text:style-name="T1">3</text:span></text:p>
          </draw:text-box>
        </draw:frame>
        <draw:frame draw:style-name="gr3" draw:text-style-name="P2" draw:layer="layout" svg:width="0.828cm" svg:height="1.021cm" svg:x="11.471cm" svg:y="1.153cm">
          <draw:text-box>
            <text:p><text:span text:style-name="T1">4</text:span></text:p>
          </draw:text-box>
        </draw:frame>
        <draw:frame draw:style-name="gr3" draw:text-style-name="P2" draw:layer="layout" svg:width="0.828cm" svg:height="1.021cm" svg:x="13.728cm" svg:y="1.153cm">
          <draw:text-box>
            <text:p><text:span text:style-name="T1">5</text:span></text:p>
          </draw:text-box>
        </draw:frame>
        <draw:line draw:style-name="gr4" draw:text-style-name="P3" draw:layer="layout" svg:x1="3.004cm" svg:y1="2.905cm" svg:x2="3.004cm" svg:y2="27.982cm">
          <text:p/>
        </draw:line>
        <draw:line draw:style-name="gr4" draw:text-style-name="P3" draw:layer="layout" svg:x1="5.224cm" svg:y1="2.906cm" svg:x2="5.224cm" svg:y2="27.983cm">
          <text:p/>
        </draw:line>
        <draw:line draw:style-name="gr4" draw:text-style-name="P3" draw:layer="layout" svg:x1="7.468cm" svg:y1="2.907cm" svg:x2="7.468cm" svg:y2="27.984cm">
          <text:p/>
        </draw:line>
        <draw:line draw:style-name="gr4" draw:text-style-name="P3" draw:layer="layout" svg:x1="9.647cm" svg:y1="2.908cm" svg:x2="9.647cm" svg:y2="27.985cm">
          <text:p/>
        </draw:line>
        <draw:line draw:style-name="gr4" draw:text-style-name="P3" draw:layer="layout" svg:x1="14.105cm" svg:y1="2.909cm" svg:x2="14.105cm" svg:y2="27.986cm">
          <text:p/>
        </draw:line>
        <draw:line draw:style-name="gr4" draw:text-style-name="P3" draw:layer="layout" svg:x1="11.871cm" svg:y1="2.91cm" svg:x2="11.871cm" svg:y2="27.987cm">
          <text:p/>
        </draw:line>
        <draw:g>
          <draw:custom-shape draw:style-name="gr5" draw:text-style-name="P4" draw:layer="layout" svg:width="20.289cm" svg:height="1.27cm" svg:x="0.365cm" svg:y="27.1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431cm" svg:height="0.635cm" svg:x="5.224cm" svg:y="27.463cm">
            <text:p text:style-name="P5"><text:span text:style-name="T1">d = [1,3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58cm" svg:height="0.635cm" svg:x="9.647cm" svg:y="27.463cm">
            <text:p text:style-name="P7"><text:span text:style-name="T1">e = [3,5)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1.587cm" svg:height="1.021cm" svg:x="0.683cm" svg:y="27.282cm">
            <draw:text-box>
              <text:p><text:span text:style-name="T1">#13</text:span></text:p>
            </draw:text-box>
          </draw:frame>
        </draw:g>
        <draw:g>
          <draw:custom-shape draw:style-name="gr5" draw:text-style-name="P4" draw:layer="layout" svg:width="20.289cm" svg:height="1.27cm" svg:x="0.365cm" svg:y="4.1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64cm" svg:height="0.635cm" svg:x="3.004cm" svg:y="4.463cm">
            <text:p text:style-name="P7"><text:span text:style-name="T1">d = [0,2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5.397cm" svg:height="0.953cm" svg:x="14.678cm" svg:y="4.304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587cm" svg:height="1.021cm" svg:x="0.684cm" svg:y="4.275cm">
            <draw:text-box>
              <text:p><text:span text:style-name="T1">#1</text:span></text:p>
            </draw:text-box>
          </draw:frame>
        </draw:g>
        <draw:g>
          <draw:custom-shape draw:style-name="gr5" draw:text-style-name="P4" draw:layer="layout" svg:width="20.289cm" svg:height="1.27cm" svg:x="0.365cm" svg:y="25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6.652cm" svg:height="0.635cm" svg:x="3.004cm" svg:y="25.546cm">
            <text:p text:style-name="P7"><text:span text:style-name="T1">d = [0,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4.458cm" svg:height="0.635cm" svg:x="9.647cm" svg:y="25.546cm">
            <text:p text:style-name="P7"><text:span text:style-name="T1">e = [3,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.587cm" svg:height="1.021cm" svg:x="0.684cm" svg:y="25.365cm">
            <draw:text-box>
              <text:p><text:span text:style-name="T1">#12</text:span></text:p>
            </draw:text-box>
          </draw:frame>
        </draw:g>
        <draw:g>
          <draw:custom-shape draw:style-name="gr5" draw:text-style-name="P4" draw:layer="layout" svg:width="20.289cm" svg:height="1.27cm" svg:x="0.365cm" svg:y="23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4.464cm" svg:height="0.635cm" svg:x="3.004cm" svg:y="23.63cm">
            <text:p text:style-name="P7"><text:span text:style-name="T1">d = [0,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6.637cm" svg:height="0.635cm" svg:x="7.468cm" svg:y="23.63cm">
            <text:p text:style-name="P7"><text:span text:style-name="T1">e = [2,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.587cm" svg:height="1.021cm" svg:x="0.685cm" svg:y="23.448cm">
            <draw:text-box>
              <text:p><text:span text:style-name="T1">#11</text:span></text:p>
            </draw:text-box>
          </draw:frame>
        </draw:g>
        <draw:g>
          <draw:custom-shape draw:style-name="gr5" draw:text-style-name="P4" draw:layer="layout" svg:width="20.289cm" svg:height="1.27cm" svg:x="0.365cm" svg:y="2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4.464cm" svg:height="0.635cm" svg:x="3.004cm" svg:y="21.713cm">
            <text:p text:style-name="P7"><text:span text:style-name="T1">d = [0,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4.458cm" svg:height="0.635cm" svg:x="9.647cm" svg:y="21.713cm">
            <text:p text:style-name="P7"><text:span text:style-name="T1">e = [3,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.587cm" svg:height="1.021cm" svg:x="0.686cm" svg:y="21.53cm">
            <draw:text-box>
              <text:p><text:span text:style-name="T1">#10</text:span></text:p>
            </draw:text-box>
          </draw:frame>
        </draw:g>
        <draw:g>
          <draw:custom-shape draw:style-name="gr5" draw:text-style-name="P4" draw:layer="layout" svg:width="20.289cm" svg:height="1.27cm" svg:x="0.365cm" svg:y="19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4.464cm" svg:height="0.635cm" svg:x="3.004cm" svg:y="19.796cm">
            <text:p text:style-name="P7"><text:span text:style-name="T1">d = [0,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4.41cm" svg:height="0.635cm" svg:x="7.468cm" svg:y="19.796cm">
            <text:p text:style-name="P7"><text:span text:style-name="T1">e = [2,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.587cm" svg:height="1.021cm" svg:x="0.687cm" svg:y="19.613cm">
            <draw:text-box>
              <text:p><text:span text:style-name="T1">#9</text:span></text:p>
            </draw:text-box>
          </draw:frame>
        </draw:g>
        <draw:g>
          <draw:custom-shape draw:style-name="gr5" draw:text-style-name="P4" draw:layer="layout" svg:width="20.289cm" svg:height="1.27cm" svg:x="0.365cm" svg:y="17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5.397cm" svg:height="0.953cm" svg:x="2.987cm" svg:y="17.721cm">
            <text:p text:style-name="P5"><text:span text:style-name="T1">d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1" draw:layer="layout" svg:width="5.397cm" svg:height="0.953cm" svg:x="14.678cm" svg:y="17.721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88cm" svg:y="17.696cm">
            <draw:text-box>
              <text:p><text:span text:style-name="T1">#8</text:span></text:p>
            </draw:text-box>
          </draw:frame>
        </draw:g>
        <draw:g>
          <draw:custom-shape draw:style-name="gr5" draw:text-style-name="P4" draw:layer="layout" svg:width="20.289cm" svg:height="1.27cm" svg:x="0.365cm" svg:y="15.6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4.458cm" svg:height="0.635cm" svg:x="9.647cm" svg:y="15.963cm">
            <text:p text:style-name="P5"><text:span text:style-name="T1">d = [3,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layout" svg:width="5.397cm" svg:height="0.953cm" svg:x="14.678cm" svg:y="15.804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89cm" svg:y="15.779cm">
            <draw:text-box>
              <text:p><text:span text:style-name="T1">#7</text:span></text:p>
            </draw:text-box>
          </draw:frame>
        </draw:g>
        <draw:g>
          <draw:custom-shape draw:style-name="gr5" draw:text-style-name="P4" draw:layer="layout" svg:width="20.289cm" svg:height="1.27cm" svg:x="0.365cm" svg:y="13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6.637cm" svg:height="0.635cm" svg:x="7.468cm" svg:y="14.046cm">
            <text:p text:style-name="P5"><text:span text:style-name="T1">d = [2,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1" draw:layer="layout" svg:width="5.397cm" svg:height="0.953cm" svg:x="14.678cm" svg:y="13.887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9cm" svg:y="13.861cm">
            <draw:text-box>
              <text:p><text:span text:style-name="T1">#6</text:span></text:p>
            </draw:text-box>
          </draw:frame>
        </draw:g>
        <draw:g>
          <draw:custom-shape draw:style-name="gr5" draw:text-style-name="P4" draw:layer="layout" svg:width="20.289cm" svg:height="1.27cm" svg:x="0.365cm" svg:y="11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4.409cm" svg:height="0.635cm" svg:x="7.468cm" svg:y="12.13cm">
            <text:p text:style-name="P5"><text:span text:style-name="T1">d = [2,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397cm" svg:height="0.953cm" svg:x="14.678cm" svg:y="11.971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91cm" svg:y="11.944cm">
            <draw:text-box>
              <text:p><text:span text:style-name="T1">#5</text:span></text:p>
            </draw:text-box>
          </draw:frame>
        </draw:g>
        <draw:g>
          <draw:custom-shape draw:style-name="gr5" draw:text-style-name="P4" draw:layer="layout" svg:width="20.289cm" svg:height="1.27cm" svg:x="0.365cm" svg:y="9.8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6.655cm" svg:height="0.635cm" svg:x="5.224cm" svg:y="10.213cm">
            <text:p text:style-name="P5"><text:span text:style-name="T1">d = [1,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5.397cm" svg:height="0.953cm" svg:x="14.678cm" svg:y="10.054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92cm" svg:y="10.027cm">
            <draw:text-box>
              <text:p><text:span text:style-name="T1">#4</text:span></text:p>
            </draw:text-box>
          </draw:frame>
        </draw:g>
        <draw:g>
          <draw:custom-shape draw:style-name="gr5" draw:text-style-name="P4" draw:layer="layout" svg:width="20.289cm" svg:height="1.27cm" svg:x="0.365cm" svg:y="7.9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6" draw:layer="layout" svg:width="4.423cm" svg:height="0.635cm" svg:x="5.224cm" svg:y="8.296cm">
            <text:p text:style-name="P5"><text:span text:style-name="T1">d = [1,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draw:layer="layout" svg:width="5.397cm" svg:height="0.953cm" svg:x="14.678cm" svg:y="8.137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93cm" svg:y="8.11cm">
            <draw:text-box>
              <text:p><text:span text:style-name="T1">#3</text:span></text:p>
            </draw:text-box>
          </draw:frame>
        </draw:g>
        <draw:g>
          <draw:custom-shape draw:style-name="gr5" draw:text-style-name="P4" draw:layer="layout" svg:width="20.289cm" svg:height="1.27cm" svg:x="0.365cm" svg:y="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6.643cm" svg:height="0.635cm" svg:x="3.004cm" svg:y="6.38cm">
            <text:p text:style-name="P7"><text:span text:style-name="T1">d = [0,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5.397cm" svg:height="0.953cm" svg:x="14.678cm" svg:y="6.221cm">
            <text:p text:style-name="P5"><text:span text:style-name="T1">e = absen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9" draw:layer="layout" svg:width="1.587cm" svg:height="1.021cm" svg:x="0.694cm" svg:y="6.192cm">
            <draw:text-box>
              <text:p><text:span text:style-name="T1">#2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borie</meta:initial-creator>
    <meta:creation-date>2021-04-27T16:34:38.624505676</meta:creation-date>
    <dc:date>2021-04-28T12:19:45.072428992</dc:date>
    <dc:creator>Philippe Laborie</dc:creator>
    <meta:editing-duration>PT5M51S</meta:editing-duration>
    <meta:editing-cycles>4</meta:editing-cycles>
    <meta:generator>LibreOffice/7.0.3.1$MacOSX_X86_64 LibreOffice_project/d7547858d014d4cf69878db179d326fc3483e082</meta:generator>
    <meta:document-statistic meta:object-count="84"/>
  </office:meta>
</office:document-meta>
</file>